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e67c" officeooo:paragraph-rsid="0015e67c"/>
    </style:style>
    <style:style style:name="P2" style:family="paragraph" style:parent-style-name="Standard">
      <style:text-properties officeooo:rsid="0016440a" officeooo:paragraph-rsid="0016440a"/>
    </style:style>
    <style:style style:name="P3" style:family="paragraph" style:parent-style-name="Standard">
      <style:paragraph-properties fo:break-before="page"/>
      <style:text-properties officeooo:rsid="0016440a" officeooo:paragraph-rsid="0016440a"/>
    </style:style>
    <style:style style:name="P4" style:family="paragraph" style:parent-style-name="Standard">
      <style:text-properties officeooo:rsid="00168287" officeooo:paragraph-rsid="00168287"/>
    </style:style>
    <style:style style:name="P5" style:family="paragraph" style:parent-style-name="Standard">
      <style:paragraph-properties fo:break-before="page"/>
      <style:text-properties officeooo:rsid="00168287" officeooo:paragraph-rsid="00168287"/>
    </style:style>
    <style:style style:name="T1" style:family="text">
      <style:text-properties officeooo:rsid="0016440a"/>
    </style:style>
    <style:style style:name="T2" style:family="text">
      <style:text-properties officeooo:rsid="001682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ебенок:</text:p>
      <text:p text:style-name="P1"/>
      <text:p text:style-name="P1">-ФИО</text:p>
      <text:p text:style-name="P1">-Класс в котором обучается</text:p>
      <text:p text:style-name="P1">-Школа в которой обучается</text:p>
      <text:p text:style-name="P1">-История в каких классах был и проходил тесты</text:p>
      <text:p text:style-name="P1">-<text:span text:style-name="T1">иностранные языки(2 языка)</text:span></text:p>
      <text:p text:style-name="P1"/>
      <text:p text:style-name="P1">+Прохождение блоков</text:p>
      <text:p text:style-name="P1">+Ввод результатов по физре</text:p>
      <text:p text:style-name="P2">+Отображение блоков</text:p>
      <text:p text:style-name="P1"/>
      <text:p text:style-name="P1"/>
      <text:p text:style-name="P1">Родитель </text:p>
      <text:p text:style-name="P1"/>
      <text:p text:style-name="P1">-Список своих детей</text:p>
      <text:p text:style-name="P1"/>
      <text:p text:style-name="P4">+регистрация</text:p>
      <text:p text:style-name="P1">+Создание детей</text:p>
      <text:p text:style-name="P1">+Изменение детей</text:p>
      <text:p text:style-name="P1">+Просмотр результатов</text:p>
      <text:p text:style-name="P1">+подтверждение резульатов детей (физра)</text:p>
      <text:p text:style-name="P1">+перевод детей в след класс</text:p>
      <text:p text:style-name="P1">+перевод детей в другую школу</text:p>
      <text:p text:style-name="P2">+изменение иностранных языков ребенка</text:p>
      <text:p text:style-name="P2">+Отображение блоков у каждого ребенка (различаются в различных классах)</text:p>
      <text:p text:style-name="P2"/>
      <text:p text:style-name="P1"/>
      <text:p text:style-name="P1"/>
      <text:p text:style-name="P1"><text:span text:style-name="T2">Работник школы (Психолог)</text:span> </text:p>
      <text:p text:style-name="P1"/>
      <text:p text:style-name="P4">-ФИО </text:p>
      <text:p text:style-name="P4">-школа</text:p>
      <text:p text:style-name="P1">-список родителей</text:p>
      <text:p text:style-name="P1"/>
      <text:p text:style-name="P1"/>
      <text:p text:style-name="P1">+создание родителей+регистрировать работников школы.</text:p>
      <text:p text:style-name="P1">+Просмотр результатов</text:p>
      <text:p text:style-name="P1">+перевод детей в след класс</text:p>
      <text:p text:style-name="P1">+подтверждение резульатов детей (физра)</text:p>
      <text:p text:style-name="P1">+перевод детей в другую школу</text:p>
      <text:p text:style-name="P2">+изменение иностранных языков ребенка</text:p>
      <text:p text:style-name="P1"/>
      <text:p text:style-name="P4">Админ</text:p>
      <text:p text:style-name="P4"/>
      <text:p text:style-name="P4">+регистрировать работников школы.</text:p>
      <text:p text:style-name="P4"/>
      <text:p text:style-name="P3">Блоки (предметы)</text:p>
      <text:p text:style-name="P2"/>
      <text:p text:style-name="P2">для всех классов:</text:p>
      <text:p text:style-name="P2">Математика </text:p>
      <text:p text:style-name="P2">Русский</text:p>
      <text:p text:style-name="P2">Химия</text:p>
      <text:p text:style-name="P2">Биология</text:p>
      <text:p text:style-name="P2">Литература</text:p>
      <text:p text:style-name="P2">Физра</text:p>
      <text:p text:style-name="P2">Музыка</text:p>
      <text:p text:style-name="P2">Изо</text:p>
      <text:p text:style-name="P2">Информатика</text:p>
      <text:p text:style-name="P2">Астрономия</text:p>
      <text:p text:style-name="P2"/>
      <text:p text:style-name="P2">3 класс и выше</text:p>
      <text:p text:style-name="P2">История</text:p>
      <text:p text:style-name="P2"/>
      <text:p text:style-name="P2"/>
      <text:p text:style-name="P2">7 класс и выше:</text:p>
      <text:p text:style-name="P2">Физика</text:p>
      <text:p text:style-name="P2"/>
      <text:p text:style-name="P2">8 класс и выше</text:p>
      <text:p text:style-name="P2">общество</text:p>
      <text:p text:style-name="P2"/>
      <text:p text:style-name="P2">2 класс и выше</text:p>
      <text:p text:style-name="P2">+ Иностранный язык</text:p>
      <text:p text:style-name="P2"/>
      <text:p text:style-name="P2"/>
      <text:p text:style-name="P4"/>
      <text:p text:style-name="P5">Время доступа до переыва и для каждого класса она своя</text:p>
      <text:p text:style-name="P4">Во время перерыва нельзя выполнять задачи.</text:p>
      <text:p text:style-name="P4"/>
      <text:p text:style-name="P4">В каждом блоке примерно 5 задач</text:p>
      <text:p text:style-name="P4">Каждая задача это мини игра</text:p>
      <text:p text:style-name="P4">Для каждой задачи учитывать время выполнения задачи.</text:p>
      <text:p text:style-name="P4"/>
      <text:p text:style-name="P4">В некоторых блоках (физра)</text:p>
      <text:p text:style-name="P4">Время выполнения фиксируется ребенком и может быть изменено Админом или Родителем. Время таких задач нужно подтверждать Родителям или Админам.</text:p>
      <text:p text:style-name="P4"/>
      <text:p text:style-name="P4"/>
      <text:p text:style-name="P2">Функционал реализован только для 1 и 2 классов</text:p>
      <text:p text:style-name="P2"/>
      <text:p text:style-name="P2">Для остальных классов с аккаунта Родителя и Ребенка </text:p>
      <text:p text:style-name="P2">будут отображаться все доступные блоки и задания в блоках.</text:p>
      <text:p text:style-name="P2">Но в самих заданиях будет статическая картинка и никакого взаимодействия и кнопка далее на след задачу.</text:p>
      <text:p text:style-name="P2"/>
      <text:p text:style-name="P2">Для 1 и 2 будет кнопка приступить, или если выполнено то информация и также кнопки далее.</text:p>
      <text:p text:style-name="P2"/>
      <text:p text:style-name="P2">Также в открытой задаче будет кнопка пауза (отображение текущего задания закроется) и в это время начать другие задания нельзя.</text:p>
      <text:p text:style-name="P2"/>
      <text:p text:style-name="P4">Рандомный порядок задач в блоке для каждого ребенка.</text:p>
      <text:p text:style-name="P4"/>
      <text:p text:style-name="P4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7:52:21.167473122</meta:creation-date>
    <meta:editing-duration>PT1H9M47S</meta:editing-duration>
    <meta:editing-cycles>4</meta:editing-cycles>
    <meta:generator>LibreOffice/24.2.7.2$Linux_X86_64 LibreOffice_project/420$Build-2</meta:generator>
    <dc:date>2025-04-02T12:37:36.885344300</dc:date>
    <meta:document-statistic meta:table-count="0" meta:image-count="0" meta:object-count="0" meta:page-count="3" meta:paragraph-count="66" meta:word-count="280" meta:character-count="1898" meta:non-whitespace-character-count="1679"/>
  </office:meta>
</office:document-meta>
</file>